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0.84pt"/>
    </style:style>
    <style:style style:name="co2" style:family="table-column">
      <style:table-column-properties fo:break-before="auto" style:column-width="536.7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24.01pt" fo:break-before="auto" style:use-optimal-row-height="false"/>
    </style:style>
    <style:style style:name="ro5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1c24"/>
    </style:style>
    <style:style style:name="ce2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#00a65d"/>
    </style:style>
    <style:style style:name="ce6" style:family="table-cell" style:parent-style-name="Default">
      <style:table-cell-properties fo:background-color="#00a65d"/>
      <style:text-properties fo:color="#111111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00a65d"/>
      <style:text-properties fo:color="#fff200"/>
    </style:style>
    <style:style style:name="ce9" style:family="table-cell" style:parent-style-name="Default">
      <style:table-cell-properties fo:background-color="#00a65d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anonymous_blank_node_object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onymous_blank_node_subject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eword_a_predicat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eword_decimal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eword_doubl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eword_integer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nkNodePropertyList_as_object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nkNodePropertyList_as_subject.ttl.o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lankNodePropertyList_containing_collection.ttl.out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blankNodePropertyList_with_multiple_triple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lection_object.ttl.ou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ITERAL2_ascii_boundarie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ent_following_localName.ttl.out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comment_following_PNAME_NS.ttl.out</text:p>
          </table:table-cell>
          <table:table-cell table:style-name="ce8" office:value-type="string" calcext:value-type="string">
            <text:p>line 2 <text:s/>&lt;http://a.example/s&gt; &lt;http://a.example/p&gt; p:#commen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default_namespace_IRI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uble_lower_case_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pty_collection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st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YPHEN_MINUS_in_localNam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RIREF_datatyp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RI_subject.ttl.out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IRI_with_all_punctuation.ttl.out</text:p>
          </table:table-cell>
          <table:table-cell table:style-name="ce5" office:value-type="string" calcext:value-type="string">
            <text:p>&lt;scheme:!$%25&amp;amp;'&gt;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IRI_with_eight_digit_numeric_escap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RI_with_four_digit_numeric_escap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beled_blank_node_object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beled_blank_node_subject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beled_blank_node_with_leading_digit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beled_blank_node_with_leading_underscor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beled_blank_node_with_non_leading_extras.ttl.out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labeled_blank_node_with_PN_CHARS_BASE_character_boundaries.ttl.out</text:p>
          </table:table-cell>
          <table:table-cell table:style-name="ce1" office:value-type="string" calcext:value-type="string">
            <text:p>_:AZazÀÖØöø˿ͰͽͿ῿‌‍⁰↏Ⰰ⿯、퟿豈﷏ﷰ�𐀀󯿽 .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langtagged_LONG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gtagged_LONG_with_subtag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gtagged_non_LONG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tag_with_subtag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t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1_all_control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1_all_punctuation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1_ascii_boundarie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1_with_UTF8_boundarie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sted_blankNodePropertyList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2_with_UTF8_boundarie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false.ttl.ou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ITERAL_LONG1_ascii_boundaries.ttl.out</text:p>
          </table:table-cell>
          <table:table-cell table:style-name="ce2" table:number-columns-repeated="1023"/>
        </table:table-row>
        <table:table-row table:style-name="ro1">
          <table:table-cell table:style-name="ce5" office:value-type="string" calcext:value-type="string">
            <text:p>LITERAL_LONG1.ttl.out</text:p>
          </table:table-cell>
          <table:table-cell table:style-name="ce5" office:value-type="string" calcext:value-type="string">
            <text:p><text:s/>&lt;http://a.example/s&gt; &lt;http://a.example/p&gt; '''x''' .</text:p>
          </table:table-cell>
          <table:table-cell table:style-name="ce5" table:number-columns-repeated="1022"/>
        </table:table-row>
        <table:table-row table:style-name="ro1">
          <table:table-cell table:style-name="ce5" office:value-type="string" calcext:value-type="string">
            <text:p>LITERAL_LONG1_with_1_squote.ttl.out</text:p>
          </table:table-cell>
          <table:table-cell table:style-name="ce5" office:value-type="string" calcext:value-type="string">
            <text:p><text:s/>&lt;http://a.example/s&gt; &lt;http://a.example/p&gt; '''x'y''' .</text:p>
          </table:table-cell>
          <table:table-cell table:style-name="ce5" table:number-columns-repeated="1022"/>
        </table:table-row>
        <table:table-row table:style-name="ro1">
          <table:table-cell table:style-name="ce6" office:value-type="string" calcext:value-type="string">
            <text:p>LITERAL_LONG1_with_2_squotes.ttl.out</text:p>
          </table:table-cell>
          <table:table-cell table:style-name="ce9" office:value-type="string" calcext:value-type="string">
            <text:p>&lt;http://a.example/s&gt; &lt;http://a.example/p&gt; '''x''y''' .</text:p>
          </table:table-cell>
          <table:table-cell table:style-name="ce9" table:number-columns-repeated="1022"/>
        </table:table-row>
        <table:table-row table:style-name="ro2">
          <table:table-cell table:style-name="ce5" office:value-type="string" calcext:value-type="string">
            <text:p>LITERAL_LONG1_with_UTF8_boundaries.ttl.out</text:p>
          </table:table-cell>
          <table:table-cell table:style-name="ce5" office:value-type="string" calcext:value-type="string">
            <text:p>&lt;http://a.example/s&gt; &lt;http://a.example/p&gt; '''߿ࠀ࿿က쿿퀀퟿�𐀀𿿽񀀀󿿽􀀀􏿽''' .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LITERAL_LONG2_ascii_boundarie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LONG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LONG2_with_1_squot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LONG2_with_2_squote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LONG2_with_REVERSE_SOLIDU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LONG2_with_UTF8_boundarie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tru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with_BACKSPACE.ttl.out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iteral_with_CARRIAGE_RETURN.ttl.out</text:p>
          </table:table-cell>
          <table:table-cell table:style-name="ce5" office:value-type="string" calcext:value-type="string">
            <text:p><text:s/>&lt;http://a.example/s&gt; &lt;http://a.example/p&gt; ''' \n ‘’’.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literal_with_CHARACTER_TABULATION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with_escaped_BACKSPAC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with_escaped_CARRIAGE_RETURN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with_escaped_CHARACTER_TABULATION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with_escaped_FORM_FEED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with_escaped_LINE_FEED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with_FORM_FEED.ttl.out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literal_with_LINE_FEED.ttl.out</text:p>
          </table:table-cell>
          <table:table-cell table:style-name="ce5" office:value-type="string" calcext:value-type="string">
            <text:p> &lt;http://a.example/s&gt; &lt;http://a.example/p&gt; ''' \n  ''' .</text:p>
            <text:p/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literal_with_numeric_escape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with_numeric_escape8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with_REVERSE_SOLIDU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calName_with_assigned_nfc_bmp_PN_CHARS_BASE_character_boundaries.ttl.out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localName_with_assigned_nfc_PN_CHARS_BASE_character_boundaries.ttl.out</text:p>
          </table:table-cell>
          <table:table-cell table:style-name="ce1" office:value-type="string" calcext:value-type="string">
            <text:p>&lt;http://a.example/s&gt; &lt;http://a.example/p&gt; p:AZazÀÖØöø˿Ͱͽ΄῾‌‍⁰↉Ⰰ⿕、ퟻ﨎ﷇﷰ￯𐀀󠇯 .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localname_with_COLON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calName_with_leading_digit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calName_with_leading_underscore.ttl.out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localName_with_nfc_PN_CHARS_BASE_character_boundaries.ttl.out</text:p>
          </table:table-cell>
          <table:table-cell table:style-name="ce1" office:value-type="string" calcext:value-type="string">
            <text:p><text:s/>&lt;http://a.example/s&gt; &lt;http://a.example/p&gt; p:AZazÀÖØöø˿ͰͽͿ῿‌‍⁰↏Ⰰ⿯、퟿﨎﷏ﷰ￯𐀀󯿽 .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localName_with_non_leading_extras.ttl.out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manifest.ttl.out</text:p>
          </table:table-cell>
          <table:table-cell table:style-name="ce5" office:value-type="string" calcext:value-type="string">
            <text:p>XXXXXXXXXXXXXXXXXXXXXXXXXXXXXXXXXXX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negative_numeric.ttl.o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sted_blankNodePropertyLists.ttl.out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nested_collection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_sign_following_localName.ttl.out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number_sign_following_PNAME_NS.ttl.out</text:p>
          </table:table-cell>
          <table:table-cell table:style-name="ce7" table:number-columns-repeated="1023"/>
        </table:table-row>
        <table:table-row table:style-name="ro1">
          <table:table-cell office:value-type="string" calcext:value-type="string">
            <text:p>numeric_with_leading_0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bjectList_with_two_object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ld_style_bas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ld_style_prefix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cent_escaped_localNam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itive_numeric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dicateObjectList_with_two_objectList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fixed_IRI_object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fixed_IRI_predicat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fixed_name_datatype.ttl.out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prefix_only_IRI.ttl.out</text:p>
          </table:table-cell>
          <table:table-cell table:style-name="ce5" office:value-type="string" calcext:value-type="string">
            <text:p>@prefix p: &lt;http://a.example/s&gt;.</text:p>
            <text:p> P: &lt;http://a.example/p&gt; &lt;http://a.example/o&gt; .</text:p>
          </table:table-cell>
          <table:table-cell table:style-name="ce2"/>
          <table:table-cell table:style-name="ce5" table:number-columns-repeated="1021"/>
        </table:table-row>
        <table:table-row table:style-name="ro1">
          <table:table-cell office:value-type="string" calcext:value-type="string">
            <text:p>prefix_reassigned_and_used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fix_with_non_leading_extras.ttl.out</text:p>
          </table:table-cell>
          <table:table-cell table:number-columns-repeated="1023"/>
        </table:table-row>
        <table:table-row table:style-name="ro4">
          <table:table-cell table:style-name="ce1" office:value-type="string" calcext:value-type="string">
            <text:p>prefix_with_PN_CHARS_BASE_character_boundaries.ttl.out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repeated_semis_at_end.ttl.out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repeated_semis_not_at_end.ttl.out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reserved_escaped_localName.ttl.o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ole_blankNodePropertyList.ttl.out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SPARQL_style_bas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RQL_style_prefix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eval-bad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eval-bad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eval-bad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eval-bad-0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eval-struct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eval-struct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0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05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06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07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08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09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10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1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1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13.ttl.out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turtle-subm-14.ttl.out</text:p>
          </table:table-cell>
          <table:table-cell table:style-name="ce8" office:value-type="string" calcext:value-type="string">
            <text:p><text:s/>[ ] : [ ] .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urtle-subm-15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16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17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18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19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20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2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2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2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2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25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26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27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base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base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base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blank-label-dot-end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esc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esc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esc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esc-0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kw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kw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kw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kw-0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kw-05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lang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LITERAL2_with_langtag_and_datatyp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ln-dash-start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ln-escape-start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ln-escap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missing-ns-dot-end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missing-ns-dot-start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0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05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06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07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08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09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10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1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1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1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s-dot-end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s-dot-start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um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um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um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um-0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um-05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umber-dot-in-anon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pname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pname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pname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prefix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prefix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prefix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prefix-0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prefix-05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ing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ing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ing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ing-0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ing-05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ing-06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ing-07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0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05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06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07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08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09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10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1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1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1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1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15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16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17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uri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uri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uri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uri-0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uri-05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se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se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se-03.ttl.out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turtle-syntax-base-04.ttl.out</text:p>
          </table:table-cell>
          <table:table-cell table:style-name="ce5" office:value-type="string" calcext:value-type="string">
            <text:p>base &lt;http://www.w3.org/2013/TurtleTests/&gt;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urtle-syntax-blank-label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node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node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node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node-0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node-05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node-06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node-07.ttl.o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urtle-syntax-bnode-08.ttl.out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turtle-syntax-bnode-09.ttl.out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turtle-syntax-bnode-10.ttl.out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turtle-syntax-datatypes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datatypes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file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file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file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kw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kw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kw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lists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lists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lists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lists-0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lists-05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ln-colon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ln-dot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ns-dot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number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number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number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number-0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number-05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number-06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number-07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number-08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number-09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number-10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number-1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pname-esc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pname-esc-02.ttl.out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turtle-syntax-pname-esc-03.ttl.out</text:p>
          </table:table-cell>
          <table:table-cell table:style-name="ce5" office:value-type="string" calcext:value-type="string">
            <text:p>:xyz\~ :abc\.: <text:s/>: .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urtle-syntax-prefix-01.ttl.out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turtle-syntax-prefix-02.ttl.out</text:p>
          </table:table-cell>
          <table:table-cell table:style-name="ce5" office:value-type="string" calcext:value-type="string">
            <text:p><text:s/>PreFIX : &lt;http://www.w3.org/2013/TurtleTests/&gt;</text:p>
          </table:table-cell>
          <table:table-cell table:style-name="ce5" table:number-columns-repeated="1022"/>
        </table:table-row>
        <table:table-row table:style-name="ro1">
          <table:table-cell table:style-name="ce5" office:value-type="string" calcext:value-type="string">
            <text:p>turtle-syntax-prefix-03.ttl.out</text:p>
          </table:table-cell>
          <table:table-cell table:style-name="ce5" office:value-type="string" calcext:value-type="string">
            <text:p><text:s/>:s :p :123 .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urtle-syntax-prefix-0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prefix-05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prefix-06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prefix-07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prefix-08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prefix-09.ttl.out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turtle-syntax-str-esc-01.ttl.out</text:p>
          </table:table-cell>
          <table:table-cell table:style-name="ce5" office:value-type="string" calcext:value-type="string">
            <text:p>&lt;http://www.w3.org/2013/TurtleTests/s&gt; &lt;http://www.w3.org/2013/TurtleTests/p&gt; "a\n" .</text:p>
          </table:table-cell>
          <table:table-cell table:style-name="ce5" table:number-columns-repeated="1022"/>
        </table:table-row>
        <table:table-row table:style-name="ro1">
          <table:table-cell table:style-name="ce5" office:value-type="string" calcext:value-type="string">
            <text:p>turtle-syntax-str-esc-02.ttl.out</text:p>
          </table:table-cell>
          <table:table-cell table:style-name="ce5" office:value-type="string" calcext:value-type="string">
            <text:p>&lt;http://www.w3.org/2013/TurtleTests/s&gt; &lt;http://www.w3.org/2013/TurtleTests/p&gt; "a\u0020b" .</text:p>
          </table:table-cell>
          <table:table-cell table:style-name="ce5" table:number-columns-repeated="1022"/>
        </table:table-row>
        <table:table-row table:style-name="ro1">
          <table:table-cell table:style-name="ce5" office:value-type="string" calcext:value-type="string">
            <text:p>turtle-syntax-str-esc-03.ttl.out</text:p>
          </table:table-cell>
          <table:table-cell table:style-name="ce5" office:value-type="string" calcext:value-type="string">
            <text:p>&lt;http://www.w3.org/2013/TurtleTests/s&gt; &lt;http://www.w3.org/2013/TurtleTests/p&gt; "a\U00000020b" .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urtle-syntax-string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string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string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string-0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string-05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string-06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string-07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string-08.ttl.out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turtle-syntax-string-09.ttl.out</text:p>
          </table:table-cell>
          <table:table-cell table:style-name="ce5" office:value-type="string" calcext:value-type="string">
            <text:p> &lt;http://www.w3.org/2013/TurtleTests/s&gt; &lt;http://www.w3.org/2013/TurtleTests/p&gt; '''abc</text:p>
            <text:p>  Def''' .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urtle-syntax-string-10.ttl.out</text:p>
          </table:table-cell>
          <table:table-cell table:number-columns-repeated="1023"/>
        </table:table-row>
        <table:table-row table:style-name="ro5">
          <table:table-cell table:style-name="ce5" office:value-type="string" calcext:value-type="string">
            <text:p>turtle-syntax-string-11.ttl.out</text:p>
          </table:table-cell>
          <table:table-cell table:style-name="ce5" office:value-type="string" calcext:value-type="string">
            <text:p>&lt;http://www.w3.org/2013/TurtleTests/s&gt; &lt;http://www.w3.org/2013/TurtleTests/p&gt; '''abc</text:p>
            <text:p>  Def'''@en .</text:p>
            <text:p/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urtle-syntax-struct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struct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struct-03.ttl.o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urtle-syntax-struct-04.ttl.out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turtle-syntax-struct-05.ttl.out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turtle-syntax-uri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uri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uri-03.ttl.out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turtle-syntax-uri-04.ttl.out</text:p>
          </table:table-cell>
          <table:table-cell table:style-name="ce5" office:value-type="string" calcext:value-type="string">
            <text:p>&lt;http://www.w3.org/2013/TurtleTests/s&gt; &lt;http://www.w3.org/2013/TurtleTests/p&gt;</text:p>
            <text:p>  &lt;scheme:!$%25&amp;'()*+,-./0123456789:/@ABCDEFGHIJKLMNOPQRSTUVWXYZ_abcdefghijklmnopqrstuvwxyz~?#&gt; .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wo_LITERAL_LONG2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derscore_in_localName.ttl.out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3">00/00/0000</text:date>, <text:time style:data-style-name="N2" text:time-value="12:32:09.968918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09:32:53.848192325</meta:creation-date>
    <dc:date>2018-05-23T15:45:38.459552932</dc:date>
    <meta:editing-duration>PT6H23M21S</meta:editing-duration>
    <meta:editing-cycles>31</meta:editing-cycles>
    <meta:generator>LibreOffice/5.4.5.1$Linux_X86_64 LibreOffice_project/40m0$Build-1</meta:generator>
    <meta:document-statistic meta:table-count="1" meta:cell-count="316" meta:object-count="0"/>
  </office:meta>
</office:document-meta>
</file>